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60000020B0B62648C7BC22FDE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85cm, 3.564cm, 0cm, 3.98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DejaVu Sans" fo:font-size="14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style:font-name="DejaVu Sans" fo:font-size="14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4pt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cm" svg:height="7.111cm" svg:x="0.127cm" svg:y="0.823cm">
          <draw:image xlink:href="Pictures/10000201000006B60000020B0B62648C7BC22FDE.tif" xlink:type="simple" xlink:show="embed" xlink:actuate="onLoad">
            <text:p/>
          </draw:image>
        </draw:frame>
        <draw:frame draw:style-name="gr2" draw:text-style-name="P3" draw:layer="layout" svg:width="1.057cm" svg:height="0.823cm" svg:x="0.221cm" svg:y="0.254cm">
          <draw:text-box>
            <text:p text:style-name="P2"><text:span text:style-name="T1">a)</text:span></text:p>
          </draw:text-box>
        </draw:frame>
        <draw:frame draw:style-name="gr2" draw:text-style-name="P3" draw:layer="layout" svg:width="1.078cm" svg:height="0.823cm" svg:x="5.174cm" svg:y="0.254cm">
          <draw:text-box>
            <text:p text:style-name="P2"><text:span text:style-name="T1">b)</text:span></text:p>
          </draw:text-box>
        </draw:frame>
        <draw:frame draw:style-name="gr2" draw:text-style-name="P3" draw:layer="layout" svg:width="1.018cm" svg:height="0.823cm" svg:x="10.254cm" svg:y="0.254cm">
          <draw:text-box>
            <text:p text:style-name="P2"><text:span text:style-name="T1">c)</text:span></text:p>
          </draw:text-box>
        </draw:frame>
        <draw:frame draw:style-name="gr2" draw:text-style-name="P3" draw:layer="layout" svg:width="1.078cm" svg:height="0.823cm" svg:x="15.334cm" svg:y="0.254cm">
          <draw:text-box>
            <text:p text:style-name="P2"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6T16:17:54.055731776</meta:creation-date>
    <dc:date>2022-02-16T16:24:57.741855466</dc:date>
    <meta:editing-duration>PT1M39S</meta:editing-duration>
    <meta:editing-cycles>1</meta:editing-cycles>
    <meta:document-statistic meta:object-count="5"/>
    <meta:generator>LibreOffice/6.0.7.3$Linux_X86_64 LibreOffice_project/00m0$Build-3</meta:generator>
  </office:meta>
</office:document-meta>
</file>